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6pt" fo:font-weight="bold" officeooo:rsid="002f85c4" officeooo:paragraph-rsid="002e882f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6pt" fo:font-weight="bold" officeooo:rsid="000c792a" officeooo:paragraph-rsid="002e882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c792a" officeooo:paragraph-rsid="002e882f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officeooo:paragraph-rsid="002e882f"/>
    </style:style>
    <style:style style:name="P5" style:family="paragraph" style:parent-style-name="Standard" style:list-style-name="L1">
      <style:text-properties officeooo:paragraph-rsid="002efba9"/>
    </style:style>
    <style:style style:name="P6" style:family="paragraph" style:parent-style-name="Standard" style:list-style-name="L1">
      <style:text-properties officeooo:paragraph-rsid="002fe625"/>
    </style:style>
    <style:style style:name="P7" style:family="paragraph" style:parent-style-name="Standard" style:list-style-name="L1">
      <style:text-properties style:font-name="Arial" officeooo:rsid="000720ee" officeooo:paragraph-rsid="002e882f"/>
    </style:style>
    <style:style style:name="P8" style:family="paragraph" style:parent-style-name="Standard" style:list-style-name="L1">
      <style:text-properties officeooo:rsid="000720ee" officeooo:paragraph-rsid="00325976"/>
    </style:style>
    <style:style style:name="P9" style:family="paragraph" style:parent-style-name="Standard" style:list-style-name="L1">
      <style:text-properties style:font-name="Arial" officeooo:rsid="000720ee" officeooo:paragraph-rsid="00325976"/>
    </style:style>
    <style:style style:name="P10" style:family="paragraph" style:parent-style-name="Standard" style:list-style-name="L2">
      <style:text-properties style:font-name="Arial" officeooo:rsid="000720ee" officeooo:paragraph-rsid="00325976"/>
    </style:style>
    <style:style style:name="P11" style:family="paragraph" style:parent-style-name="Standard" style:list-style-name="L3">
      <style:text-properties officeooo:rsid="000720ee" officeooo:paragraph-rsid="00325976"/>
    </style:style>
    <style:style style:name="P12" style:family="paragraph" style:parent-style-name="Standard">
      <style:text-properties officeooo:rsid="000720ee" officeooo:paragraph-rsid="00317584"/>
    </style:style>
    <style:style style:name="T1" style:family="text">
      <style:text-properties style:font-name="Arial"/>
    </style:style>
    <style:style style:name="T2" style:family="text">
      <style:text-properties style:font-name="Arial" fo:font-size="13pt" officeooo:rsid="002f85c4" style:font-size-asian="13pt" style:font-size-complex="13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12pt" fo:font-weight="normal" officeooo:rsid="002f85c4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33a1d5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2fe625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2f936a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302d25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2efba9" style:font-size-asian="10.5pt" style:font-weight-asian="normal" style:font-size-complex="12pt" style:font-weight-complex="normal"/>
    </style:style>
    <style:style style:name="T10" style:family="text">
      <style:text-properties style:font-name="Arial" fo:font-size="11pt" fo:font-weight="normal" officeooo:rsid="002efba9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font-weight="normal" officeooo:rsid="000720ee" style:font-size-asian="11pt" style:font-weight-asian="normal" style:font-size-complex="11pt" style:font-weight-complex="normal"/>
    </style:style>
    <style:style style:name="T12" style:family="text">
      <style:text-properties style:font-name="Arial" fo:font-size="10pt" fo:font-weight="normal" officeooo:rsid="002fe625" style:font-size-asian="10pt" style:font-weight-asian="normal" style:font-size-complex="10pt" style:font-weight-complex="normal"/>
    </style:style>
    <style:style style:name="T13" style:family="text">
      <style:text-properties style:font-name="Arial" fo:font-size="10pt" fo:font-weight="bold" officeooo:rsid="002fe625" style:font-size-asian="10pt" style:font-weight-asian="bold" style:font-size-complex="10pt" style:font-weight-complex="bold"/>
    </style:style>
    <style:style style:name="T14" style:family="text">
      <style:text-properties fo:font-size="12pt" fo:font-weight="normal" officeooo:rsid="002f936a" style:font-size-asian="10.5pt" style:font-weight-asian="normal" style:font-size-complex="12pt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font-weight="normal" officeooo:rsid="00317584" style:font-size-asian="10pt" style:font-weight-asian="normal" style:font-size-complex="10pt" style:font-weight-complex="normal"/>
    </style:style>
    <style:style style:name="T17" style:family="text">
      <style:text-properties style:font-name="Arial" fo:font-size="10pt" fo:font-weight="normal" officeooo:rsid="00325976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325976" style:font-size-asian="10pt" style:font-weight-asian="normal" style:font-size-complex="10pt" style:font-weight-complex="normal"/>
    </style:style>
    <style:style style:name="T19" style:family="text">
      <style:text-properties style:font-name="Arial" fo:font-size="10pt" fo:font-weight="normal" officeooo:rsid="002f85c4" style:font-size-asian="10pt" style:font-weight-asian="normal" style:font-size-complex="10pt" style:font-weight-complex="normal"/>
    </style:style>
    <style:style style:name="T20" style:family="text">
      <style:text-properties style:font-name="Arial" fo:font-size="10pt" fo:font-weight="normal" officeooo:rsid="000ddbac" style:font-size-asian="8.75pt" style:font-weight-asian="normal" style:font-size-complex="10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- Oracle</text:p>
      <text:p text:style-name="P2"><text:tab/></text:p>
      <text:p text:style-name="P3"><text:span text:style-name="T1"><text:tab/></text:span><text:span text:style-name="Strong_20_Emphasis"><text:span text:style-name="T2">Passo a Passo:</text:span></text:span></text:p>
      <text:p text:style-name="P3"><text:span text:style-name="Strong_20_Emphasis"><text:span text:style-name="T3"><text:tab/></text:span></text:span></text:p>
      <text:list xml:id="list1074295732" text:style-name="L1">
        <text:list-item>
          <text:p text:style-name="P4"><text:span text:style-name="Strong_20_Emphasis"><text:span text:style-name="T4">git clone https://github.com/oracle/docker-images.git</text:span></text:span></text:p>
        </text:list-item>
        <text:list-item>
          <text:p text:style-name="P4"><text:span text:style-name="Strong_20_Emphasis"><text:span text:style-name="T4">cd docker-images\OracleDatabase\SingleInstance\dockerfiles</text:span></text:span></text:p>
        </text:list-item>
        <text:list-item>
          <text:p text:style-name="P4"><text:span text:style-name="Strong_20_Emphasis"><text:span text:style-name="T4">no </text:span></text:span><text:span text:style-name="Strong_20_Emphasis"><text:span text:style-name="T5">gi</text:span></text:span><text:span text:style-name="Strong_20_Emphasis"><text:span text:style-name="T4">t </text:span></text:span><text:span text:style-name="Strong_20_Emphasis"><text:span text:style-name="T5">bash: ./</text:span></text:span><text:span text:style-name="Strong_20_Emphasis"><text:span text:style-name="T4">buildContainerImage.sh -v 18.4.0 -x</text:span></text:span></text:p>
        </text:list-item>
        <text:list-item>
          <text:p text:style-name="P5"><text:span text:style-name="Strong_20_Emphasis"><text:span text:style-name="T6">adicione o</text:span></text:span><text:span text:style-name="Strong_20_Emphasis"><text:span text:style-name="T7"> arquivo “script_inicial.sql”</text:span></text:span><text:span text:style-name="Strong_20_Emphasis"><text:span text:style-name="T8"> </text:span></text:span><text:span text:style-name="Strong_20_Emphasis"><text:span text:style-name="T9">dentro do </text:span></text:span><text:span text:style-name="Strong_20_Emphasis"><text:span text:style-name="T10">(Exemplo) </text:span></text:span><text:span text:style-name="Strong_20_Emphasis"><text:span text:style-name="T11">OracleVolume/setup</text:span></text:span><text:span text:style-name="Strong_20_Emphasis"><text:span text:style-name="T8">:</text:span></text:span></text:p>
          <text:list>
            <text:list-item>
              <text:p text:style-name="P6"><text:span text:style-name="Strong_20_Emphasis"><text:span text:style-name="T12">caminho do arquivo</text:span></text:span><text:span text:style-name="Strong_20_Emphasis"><text:span text:style-name="T6">: </text:span></text:span><text:span text:style-name="Strong_20_Emphasis"><text:span text:style-name="T12">\Disciplinas - Módulo 4A\ DevOps I\Oracle\setup\</text:span></text:span><text:span text:style-name="Strong_20_Emphasis"><text:span text:style-name="T13">script_inicial.sql</text:span></text:span></text:p>
            </text:list-item>
          </text:list>
        </text:list-item>
        <text:list-item>
          <text:p text:style-name="P7"><text:span text:style-name="Strong_20_Emphasis"><text:span text:style-name="T14">crie um container: </text:span></text:span></text:p>
          <text:list>
            <text:list-item>
              <text:p text:style-name="P7"><text:span text:style-name="Strong_20_Emphasis"><text:span text:style-name="T15">docker run --name MeuOracle --network MinhaRede -v /D/OracleVolume/oradata:/opt/oracle/oradata -v /D/OracleVolume/setup:/opt/oracle/scripts/setup -p 1521:1521 -p 5500:5500 -e ORACLE_PWD=MinhaSenha -e ORACLE_CHARACTERSET=AL32UTF8 -d oracle/database:18.4.0-xe</text:span></text:span></text:p>
            </text:list-item>
          </text:list>
        </text:list-item>
        <text:list-item>
          <text:p text:style-name="P8"><text:span text:style-name="Strong_20_Emphasis"><text:span text:style-name="T16">Crie um</text:span></text:span><text:span text:style-name="Strong_20_Emphasis"><text:span text:style-name="T17">a</text:span></text:span><text:span text:style-name="Strong_20_Emphasis"><text:span text:style-name="T16"> conexão </text:span></text:span><text:span text:style-name="Strong_20_Emphasis"><text:span text:style-name="T17">(ADM)</text:span></text:span><text:span text:style-name="Strong_20_Emphasis"><text:span text:style-name="T16"> </text:span></text:span><text:span text:style-name="Strong_20_Emphasis"><text:span text:style-name="T17">através</text:span></text:span><text:span text:style-name="Strong_20_Emphasis"><text:span text:style-name="T16"> </text:span></text:span><text:span text:style-name="Strong_20_Emphasis"><text:span text:style-name="T17">d</text:span></text:span><text:span text:style-name="Strong_20_Emphasis"><text:span text:style-name="T16">o </text:span></text:span><text:span text:style-name="Strong_20_Emphasis"><text:span text:style-name="T17">sqldeveloper</text:span></text:span></text:p>
          <text:list>
            <text:list-item>
              <text:p text:style-name="P9"><text:span text:style-name="Strong_20_Emphasis"><text:span text:style-name="T18">usuário: sys</text:span></text:span></text:p>
            </text:list-item>
            <text:list-item>
              <text:p text:style-name="P9"><text:span text:style-name="Strong_20_Emphasis"><text:span text:style-name="T18">senha: <text:s/></text:span></text:span><text:span text:style-name="Strong_20_Emphasis"><text:span text:style-name="T15">MinhaSenha </text:span></text:span><text:span text:style-name="Strong_20_Emphasis"><text:span text:style-name="T18">(senha fornecida no docker run e no script_inicial.sql)</text:span></text:span></text:p>
            </text:list-item>
            <text:list-item>
              <text:p text:style-name="P8"><text:span text:style-name="Strong_20_Emphasis"><text:span text:style-name="T17">atribuição: SYSDBA</text:span></text:span></text:p>
            </text:list-item>
            <text:list-item>
              <text:p text:style-name="P8"><text:span text:style-name="Strong_20_Emphasis"><text:span text:style-name="T17">porta: 1521</text:span></text:span></text:p>
            </text:list-item>
          </text:list>
        </text:list-item>
        <text:list-item>
          <text:p text:style-name="P8"><text:span text:style-name="Strong_20_Emphasis"><text:span text:style-name="T16">Crie </text:span></text:span><text:span text:style-name="Strong_20_Emphasis"><text:span text:style-name="T17">outra</text:span></text:span><text:span text:style-name="Strong_20_Emphasis"><text:span text:style-name="T16"> conexão </text:span></text:span><text:span text:style-name="Strong_20_Emphasis"><text:span text:style-name="T17">(Usuário Padrão)</text:span></text:span><text:span text:style-name="Strong_20_Emphasis"><text:span text:style-name="T16"> </text:span></text:span><text:span text:style-name="Strong_20_Emphasis"><text:span text:style-name="T17">através</text:span></text:span><text:span text:style-name="Strong_20_Emphasis"><text:span text:style-name="T16"> </text:span></text:span><text:span text:style-name="Strong_20_Emphasis"><text:span text:style-name="T17">d</text:span></text:span><text:span text:style-name="Strong_20_Emphasis"><text:span text:style-name="T16">o </text:span></text:span><text:span text:style-name="Strong_20_Emphasis"><text:span text:style-name="T17">sqldeveloper</text:span></text:span></text:p>
        </text:list-item>
      </text:list>
      <text:list text:style-name="L2">
        <text:list-item>
          <text:list>
            <text:list-item>
              <text:p text:style-name="P10"><text:span text:style-name="Strong_20_Emphasis"><text:span text:style-name="T18">usuário: MEUUSUARIO (usuário definido no script_inicial.sql)</text:span></text:span></text:p>
            </text:list-item>
          </text:list>
        </text:list-item>
      </text:list>
      <text:list xml:id="list151150991779199" text:continue-list="list1074295732" text:style-name="L1">
        <text:list-item>
          <text:list>
            <text:list-item>
              <text:p text:style-name="P9"><text:span text:style-name="Strong_20_Emphasis"><text:span text:style-name="T18">senha: <text:s/></text:span></text:span><text:span text:style-name="Strong_20_Emphasis"><text:span text:style-name="T15">MinhaSenha </text:span></text:span><text:span text:style-name="Strong_20_Emphasis"><text:span text:style-name="T18">(senha fornecida no docker run e no script_inicial.sql)</text:span></text:span></text:p>
            </text:list-item>
          </text:list>
        </text:list-item>
      </text:list>
      <text:list text:style-name="L3">
        <text:list-item>
          <text:list>
            <text:list-item>
              <text:p text:style-name="P11"><text:span text:style-name="Strong_20_Emphasis"><text:span text:style-name="T17">atribuição: <text:s/>Padrão</text:span></text:span></text:p>
            </text:list-item>
          </text:list>
        </text:list-item>
      </text:list>
      <text:list text:continue-list="list151150991779199" text:style-name="L1">
        <text:list-item>
          <text:list>
            <text:list-item>
              <text:p text:style-name="P8"><text:span text:style-name="Strong_20_Emphasis"><text:span text:style-name="T17">porta: 1521</text:span></text:span></text:p>
            </text:list-item>
          </text:list>
        </text:list-item>
      </text:list>
      <text:p text:style-name="P12"><text:span text:style-name="Strong_20_Emphasis"><text:span text:style-name="T19"/></text:span></text:p>
      <text:p text:style-name="P3"><text:span text:style-name="Source_20_Text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9T15:53:55.096761300</meta:creation-date>
    <dc:date>2025-09-10T15:11:49.897964800</dc:date>
    <meta:editing-duration>PT2H46M21S</meta:editing-duration>
    <meta:editing-cycles>18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21" meta:word-count="128" meta:character-count="1042" meta:non-whitespace-character-count="945"/>
  </office:meta>
</office:document-meta>
</file>